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Mono" svg:font-family="AndaleMono"/>
    <style:font-face style:name="AndaleMono1" svg:font-family="AndaleMono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style:font-name="Menlo" fo:font-size="9.55000019073486pt" fo:language="zxx" fo:country="none" officeooo:rsid="00054c8b" officeooo:paragraph-rsid="00054c8b"/>
    </style:style>
    <style:style style:name="P2" style:family="paragraph" style:parent-style-name="Standard">
      <loext:graphic-properties draw:fill="solid" draw:fill-color="#f8f8f8" draw:opacity="100%"/>
      <style:paragraph-properties style:line-height-at-least="0.517cm" fo:background-color="#f8f8f8"/>
      <style:text-properties style:font-name="Menlo" fo:font-size="9.55000019073486pt" fo:language="zxx" fo:country="none"/>
    </style:style>
    <style:style style:name="P3" style:family="paragraph" style:parent-style-name="Standard">
      <loext:graphic-properties draw:fill="solid" draw:fill-color="#f8f8f8" draw:opacity="100%"/>
      <style:paragraph-properties style:line-height-at-least="0.517cm" fo:background-color="#f8f8f8"/>
      <style:text-properties style:font-name="Menlo" fo:font-size="9.55000019073486pt" fo:language="zxx" fo:country="none" officeooo:paragraph-rsid="00067a02"/>
    </style:style>
    <style:style style:name="P4" style:family="paragraph" style:parent-style-name="Standard">
      <loext:graphic-properties draw:fill="solid" draw:fill-color="#f8f8f8" draw:opacity="100%"/>
      <style:paragraph-properties style:line-height-at-least="0.517cm" fo:background-color="#f8f8f8"/>
      <style:text-properties fo:color="#000000" loext:opacity="100%" style:font-name="Menlo" fo:font-size="9.55000019073486pt" fo:language="zxx" fo:country="none" fo:font-style="normal" style:text-underline-style="none" fo:font-weight="normal"/>
    </style:style>
    <style:style style:name="P5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language="zxx" fo:country="none"/>
    </style:style>
    <style:style style:name="P6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language="zxx" fo:country="none" officeooo:rsid="00054c8b" officeooo:paragraph-rsid="00054c8b"/>
    </style:style>
    <style:style style:name="P7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language="zxx" fo:country="none" officeooo:rsid="00054c8b" officeooo:paragraph-rsid="00067a02"/>
    </style:style>
    <style:style style:name="P8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color="#3d7b7b" loext:opacity="100%" fo:language="zxx" fo:country="none" fo:font-style="italic" style:text-underline-style="none" fo:font-weight="normal"/>
    </style:style>
    <style:style style:name="P9" style:family="paragraph" style:parent-style-name="Heading_20_2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font-size="12pt" fo:language="zxx" fo:country="none"/>
    </style:style>
    <style:style style:name="P10" style:family="paragraph" style:parent-style-name="Heading_20_2">
      <style:text-properties fo:font-size="12pt" style:font-size-asian="12pt" style:font-size-complex="12pt"/>
    </style:style>
    <style:style style:name="P11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font-variant="normal" fo:text-transform="none" fo:color="#000000" loext:opacity="100%" style:font-name="Menlo" fo:font-size="9.55000019073486pt" fo:letter-spacing="normal" fo:language="zxx" fo:country="none" fo:font-style="normal" style:text-underline-style="none" fo:font-weight="normal"/>
    </style:style>
    <style:style style:name="P12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color="#000000" loext:opacity="100%" fo:language="zxx" fo:country="none" fo:font-style="normal" style:text-underline-style="none" fo:font-weight="normal"/>
    </style:style>
    <style:style style:name="P13" style:family="paragraph" style:parent-style-name="Text_20_body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StoreOptionsWithSnippet': 1}" fo:background-color="#f8f8f8"/>
      <style:text-properties fo:color="#000000" loext:opacity="100%" fo:language="zxx" fo:country="none" fo:font-style="normal" style:text-underline-style="none" fo:font-weight="normal" officeooo:rsid="00054c8b" officeooo:paragraph-rsid="00054c8b"/>
    </style:style>
    <style:style style:name="P14" style:family="paragraph" style:parent-style-name="Text_20_body">
      <style:text-properties style:use-window-font-color="true" loext:opacity="0%"/>
    </style:style>
    <style:style style:name="P15" style:family="paragraph" style:parent-style-name="Text_20_body">
      <style:text-properties style:use-window-font-color="true" loext:opacity="0%" style:font-name="AndaleMono1" fo:font-size="17pt" style:font-size-asian="17pt" style:font-size-complex="12pt"/>
    </style:style>
    <style:style style:name="P16" style:family="paragraph" style:parent-style-name="Text_20_body">
      <style:text-properties style:use-window-font-color="true" loext:opacity="0%" style:font-name="AndaleMono1" fo:font-size="17pt" officeooo:paragraph-rsid="00091318" style:font-size-asian="17pt" style:font-size-complex="12pt"/>
    </style:style>
    <style:style style:name="P17" style:family="paragraph" style:parent-style-name="Text_20_body">
      <style:text-properties style:use-window-font-color="true" loext:opacity="0%" style:font-name="AndaleMono1" fo:font-size="12pt" style:font-size-asian="12pt" style:font-size-complex="12pt"/>
    </style:style>
    <style:style style:name="P18" style:family="paragraph" style:parent-style-name="Text_20_body">
      <style:text-properties officeooo:paragraph-rsid="00091318"/>
    </style:style>
    <style:style style:name="T1" style:family="text">
      <style:text-properties fo:font-variant="normal" fo:text-transform="none" style:font-name="Menlo" fo:letter-spacing="normal"/>
    </style:style>
    <style:style style:name="T2" style:family="text">
      <style:text-properties fo:font-variant="normal" fo:text-transform="none" style:font-name="Menlo" fo:letter-spacing="normal" fo:language="zxx" fo:country="none"/>
    </style:style>
    <style:style style:name="T3" style:family="text">
      <style:text-properties fo:font-variant="normal" fo:text-transform="none" style:font-name="Menlo" fo:font-size="12pt" fo:letter-spacing="normal" fo:language="zxx" fo:country="none"/>
    </style:style>
    <style:style style:name="T4" style:family="text">
      <style:text-properties fo:font-variant="normal" fo:text-transform="none" fo:color="#000000" loext:opacity="100%" style:font-name="Menlo" fo:letter-spacing="normal" fo:font-style="normal" style:text-underline-style="none" fo:font-weight="normal"/>
    </style:style>
    <style:style style:name="T5" style:family="text">
      <style:text-properties fo:font-variant="normal" fo:text-transform="none" fo:color="#666666" loext:opacity="100%" style:font-name="Menlo" fo:letter-spacing="normal"/>
    </style:style>
    <style:style style:name="T6" style:family="text">
      <style:text-properties fo:font-variant="normal" fo:text-transform="none" fo:color="#666666" loext:opacity="100%" style:font-name="Menlo" fo:letter-spacing="normal" fo:font-style="normal" style:text-underline-style="none" fo:font-weight="normal"/>
    </style:style>
    <style:style style:name="T7" style:family="text">
      <style:text-properties fo:font-variant="normal" fo:text-transform="none" fo:color="#666666" loext:opacity="100%" style:font-name="Menlo" fo:letter-spacing="normal" fo:font-style="normal" style:text-underline-style="none" fo:font-weight="normal" officeooo:rsid="00054c8b"/>
    </style:style>
    <style:style style:name="T8" style:family="text">
      <style:text-properties fo:font-variant="normal" fo:text-transform="none" fo:color="#666666" loext:opacity="100%" style:font-name="Menlo" fo:letter-spacing="normal" fo:language="zxx" fo:country="none" officeooo:rsid="0007cbf6"/>
    </style:style>
    <style:style style:name="T9" style:family="text">
      <style:text-properties fo:font-variant="normal" fo:text-transform="none" fo:color="#666666" loext:opacity="100%" style:font-name="Menlo" fo:letter-spacing="normal" fo:language="zxx" fo:country="none"/>
    </style:style>
    <style:style style:name="T10" style:family="text">
      <style:text-properties fo:font-variant="normal" fo:text-transform="none" fo:color="#666666" loext:opacity="100%" style:font-name="Menlo" fo:font-size="12pt" fo:letter-spacing="normal" fo:language="zxx" fo:country="none"/>
    </style:style>
    <style:style style:name="T11" style:family="text">
      <style:text-properties fo:font-variant="normal" fo:text-transform="none" fo:color="#666666" loext:opacity="100%" style:font-name="Menlo" fo:font-size="12pt" fo:letter-spacing="normal" fo:language="zxx" fo:country="none" officeooo:rsid="0007cbf6"/>
    </style:style>
    <style:style style:name="T12" style:family="text">
      <style:text-properties fo:font-variant="normal" fo:text-transform="none" fo:color="#2fff12" loext:opacity="100%" style:font-name="AndaleMono" fo:font-size="17pt" fo:letter-spacing="normal" fo:language="zxx" fo:country="none" style:font-size-asian="17pt"/>
    </style:style>
    <style:style style:name="T13" style:family="text">
      <style:text-properties fo:font-variant="normal" fo:text-transform="none" style:use-window-font-color="true" loext:opacity="0%" style:font-name="AndaleMono" fo:font-size="17pt" fo:letter-spacing="normal" fo:language="zxx" fo:country="none" style:font-size-asian="17pt"/>
    </style:style>
    <style:style style:name="T14" style:family="text">
      <style:text-properties fo:font-variant="normal" fo:text-transform="none" style:use-window-font-color="true" loext:opacity="0%" style:font-name="AndaleMono" fo:letter-spacing="normal" fo:language="zxx" fo:country="none"/>
    </style:style>
    <style:style style:name="T15" style:family="text">
      <style:text-properties fo:color="#000000" loext:opacity="100%" fo:font-style="normal" style:text-underline-style="none" fo:font-weight="normal"/>
    </style:style>
    <style:style style:name="T16" style:family="text">
      <style:text-properties fo:color="#000000" loext:opacity="100%" fo:font-style="normal" style:text-underline-style="none" fo:font-weight="normal" officeooo:rsid="00067a02"/>
    </style:style>
    <style:style style:name="T17" style:family="text">
      <style:text-properties fo:color="#666666" loext:opacity="100%" fo:font-style="normal" style:text-underline-style="none" fo:font-weight="normal"/>
    </style:style>
    <style:style style:name="T18" style:family="text">
      <style:text-properties fo:color="#008000" loext:opacity="100%" fo:font-style="normal" style:text-underline-style="none" fo:font-weight="bold"/>
    </style:style>
    <style:style style:name="T19" style:family="text">
      <style:text-properties fo:color="#008000" loext:opacity="100%" fo:font-style="normal" style:text-underline-style="none" fo:font-weight="normal"/>
    </style:style>
    <style:style style:name="T20" style:family="text">
      <style:text-properties fo:color="#0000ff" loext:opacity="100%" fo:font-style="normal" style:text-underline-style="none" fo:font-weight="bold"/>
    </style:style>
    <style:style style:name="T21" style:family="text">
      <style:text-properties fo:color="#ba2121" loext:opacity="100%" fo:font-style="normal" style:text-underline-style="none" fo:font-weight="normal"/>
    </style:style>
    <style:style style:name="T22" style:family="text">
      <style:text-properties fo:color="#ba2121" loext:opacity="100%" fo:font-style="normal" style:text-underline-style="none" fo:font-weight="normal" officeooo:rsid="00054c8b"/>
    </style:style>
    <style:style style:name="T23" style:family="text">
      <style:text-properties fo:color="#a45a77" loext:opacity="100%" fo:font-style="normal" style:text-underline-style="none" fo:font-weight="bold"/>
    </style:style>
    <style:style style:name="T24" style:family="text">
      <style:text-properties fo:color="#aa22ff" loext:opacity="100%" fo:font-style="normal" style:text-underline-style="none" fo:font-weight="bold"/>
    </style:style>
    <style:style style:name="T25" style:family="text">
      <style:text-properties officeooo:rsid="00067a02"/>
    </style:style>
    <style:style style:name="T26" style:family="text">
      <style:text-properties fo:color="#2fff12" loext:opacity="100%" style:font-name="AndaleMono1" fo:font-size="17pt" style:font-size-asian="17pt"/>
    </style:style>
    <style:style style:name="T27" style:family="text">
      <style:text-properties fo:color="#2fff12" loext:opacity="100%" style:font-name="AndaleMono1" fo:font-size="17pt" style:font-size-asian="17pt" style:font-size-complex="12pt"/>
    </style:style>
    <style:style style:name="T28" style:family="text">
      <style:text-properties fo:color="#2fff12" loext:opacity="100%" style:font-name="AndaleMono1" fo:font-size="17pt" officeooo:rsid="00091318" style:font-size-asian="17pt" style:font-size-complex="12pt"/>
    </style:style>
    <style:style style:name="T29" style:family="text">
      <style:text-properties fo:color="#2fff12" loext:opacity="100%" style:font-name="AndaleMono1" fo:font-size="12pt" style:font-size-asian="12pt" style:font-size-complex="12pt"/>
    </style:style>
    <style:style style:name="T30" style:family="text">
      <style:text-properties style:use-window-font-color="true" loext:opacity="0%"/>
    </style:style>
    <style:style style:name="T31" style:family="text">
      <style:text-properties style:use-window-font-color="true" loext:opacity="0%" style:font-name="AndaleMono1" fo:font-size="17pt" officeooo:rsid="00091318" style:font-size-asian="17pt" style:font-size-complex="12pt"/>
    </style:style>
    <style:style style:name="T32" style:family="text">
      <style:text-properties style:use-window-font-color="true" loext:opacity="0%" style:font-name="AndaleMono1" fo:font-size="17pt" style:font-size-asian="17pt" style:font-size-complex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style:font-name="AndaleMono1" fo:font-size="17pt" officeooo:rsid="00091318" style:font-size-asian="17pt" style:font-size-complex="12pt"/>
    </style:style>
    <style:style style:name="T35" style:family="text">
      <style:text-properties style:font-name="AndaleMono1" fo:font-size="17pt" style:font-size-asian="17pt" style:font-size-complex="12pt"/>
    </style:style>
    <style:style style:name="T36" style:family="text">
      <style:text-properties style:font-name="AndaleMono1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ATALAR Errors</text:h>
      <text:p text:style-name="Text_20_body"/>
      <text:p text:style-name="Text_20_body"/>
      <text:h text:style-name="P9" text:outline-level="2"><text:span text:style-name="T7">1 </text:span><text:span text:style-name="T6">-</text:span><text:span text:style-name="T4"> JSONDecodeError: Extra data: line </text:span><text:span text:style-name="T6">2</text:span><text:span text:style-name="T4"> column </text:span><text:span text:style-name="T6">1</text:span><text:span text:style-name="T4"> (char </text:span><text:span text:style-name="T6">17787</text:span><text:span text:style-name="T4">)</text:span></text:h>
      <text:p text:style-name="P11"/>
      <text:p text:style-name="P5"><text:span text:style-name="T18">import</text:span><text:span text:style-name="T15"> </text:span><text:span text:style-name="T20">json</text:span></text:p>
      <text:p text:style-name="P6"><text:span text:style-name="T18">import</text:span><text:span text:style-name="T15"> </text:span><text:span text:style-name="T20">pandas</text:span><text:span text:style-name="T15"> </text:span><text:span text:style-name="T18">as</text:span><text:span text:style-name="T15"> </text:span><text:span text:style-name="T20">pd</text:span></text:p>
      <text:p text:style-name="P8"># JSON dosyasını aç ve içeriğini oku</text:p>
      <text:p text:style-name="P5"><text:span text:style-name="T18">with</text:span><text:span text:style-name="T15"> </text:span><text:span text:style-name="T19">open</text:span><text:span text:style-name="T15">(</text:span><text:span text:style-name="T21">'stats1.json'</text:span><text:span text:style-name="T15">, </text:span><text:span text:style-name="T21">'r'</text:span><text:span text:style-name="T15">) </text:span><text:span text:style-name="T18">as</text:span><text:span text:style-name="T15"> json_file:</text:span></text:p>
      <text:p text:style-name="P5"><text:span text:style-name="T15"><text:s text:c="4"/>json_content </text:span><text:span text:style-name="T17">=</text:span><text:span text:style-name="T15"> json_file</text:span><text:span text:style-name="T17">.</text:span><text:span text:style-name="T15">read()</text:span></text:p>
      <text:p text:style-name="P8"># JSON içeriğini Python veri yapısına dönüştür</text:p>
      <text:p text:style-name="P5"><text:span text:style-name="T15">data </text:span><text:span text:style-name="T17">=</text:span><text:span text:style-name="T15"> json</text:span><text:span text:style-name="T17">.</text:span><text:span text:style-name="T15">loads(json_content)</text:span></text:p>
      <text:p text:style-name="P8"># JSON içeriği üzerinde işlemler yapabilirsiniz</text:p>
      <text:p text:style-name="P5"><text:span text:style-name="T19">print</text:span><text:span text:style-name="T15">(data)</text:span></text:p>
      <text:p text:style-name="P12"/>
      <text:p text:style-name="P6"><text:span text:style-name="T15">Cozum </text:span><text:span text:style-name="T16">01-Uzun:</text:span><text:span text:style-name="T15"> </text:span></text:p>
      <text:p text:style-name="P3"><text:span text:style-name="T18">import</text:span><text:span text:style-name="T15"> </text:span><text:span text:style-name="T20">json</text:span></text:p>
      <text:p text:style-name="P1"><text:span text:style-name="T15">list_my </text:span><text:span text:style-name="T17">=</text:span><text:span text:style-name="T15"> []</text:span></text:p>
      <text:p text:style-name="P2"><text:span text:style-name="T18">with</text:span><text:span text:style-name="T15"> </text:span><text:span text:style-name="T19">open</text:span><text:span text:style-name="T15">(</text:span><text:span text:style-name="T21">f'</text:span><text:span text:style-name="T23">{</text:span><text:span text:style-name="T15">path</text:span><text:span text:style-name="T23">}</text:span><text:span text:style-name="T21">/stats</text:span><text:span text:style-name="T22">1</text:span><text:span text:style-name="T21">.json'</text:span><text:span text:style-name="T15">, </text:span><text:span text:style-name="T21">'r'</text:span><text:span text:style-name="T15">) </text:span><text:span text:style-name="T18">as</text:span><text:span text:style-name="T15"> file:</text:span></text:p>
      <text:p text:style-name="P2"><text:span text:style-name="T15"><text:tab/></text:span><text:span text:style-name="T18">for</text:span><text:span text:style-name="T15"> line </text:span><text:span text:style-name="T24">in</text:span><text:span text:style-name="T15"> file:</text:span></text:p>
      <text:p text:style-name="P2"><text:span text:style-name="T15"><text:tab/>list_my</text:span><text:span text:style-name="T17">.</text:span><text:span text:style-name="T15">append(json</text:span><text:span text:style-name="T17">.</text:span><text:span text:style-name="T15">loads(line))</text:span></text:p>
      <text:p text:style-name="P4"/>
      <text:p text:style-name="P7">Cozum <text:span text:style-name="T25">01-Kisa:</text:span></text:p>
      <text:p text:style-name="P2"><text:span text:style-name="T18">import</text:span><text:span text:style-name="T15"> </text:span><text:span text:style-name="T20">json</text:span></text:p>
      <text:p text:style-name="P2"><text:span text:style-name="T15">my_list </text:span><text:span text:style-name="T17">=</text:span><text:span text:style-name="T15"> [json</text:span><text:span text:style-name="T17">.</text:span><text:span text:style-name="T15">loads(line) </text:span><text:span text:style-name="T18">for</text:span><text:span text:style-name="T15"> line </text:span><text:span text:style-name="T24">in</text:span><text:span text:style-name="T15"> </text:span><text:span text:style-name="T19">open</text:span><text:span text:style-name="T15">(</text:span><text:span text:style-name="T21">f'</text:span><text:span text:style-name="T23">{</text:span><text:span text:style-name="T15">path</text:span><text:span text:style-name="T23">}</text:span><text:span text:style-name="T21">/stats_all.json'</text:span><text:span text:style-name="T15">, </text:span><text:span text:style-name="T21">'r'</text:span><text:span text:style-name="T15">)]</text:span></text:p>
      <text:p text:style-name="P2"><text:span text:style-name="T19">type</text:span><text:span text:style-name="T15">(my_list)</text:span></text:p>
      <text:p text:style-name="P13"/>
      <text:p text:style-name="P13"/>
      <text:h text:style-name="P10" text:outline-level="2" text:is-list-header="true"><text:span text:style-name="T8">2</text:span><text:span text:style-name="T9">-</text:span><text:span text:style-name="T2"> </text:span><text:span text:style-name="T14">@@@@</text:span><text:span text:style-name="T30">@ <text:s text:c="3"/>WARNING: REMOTE HOST IDENTIFICATION HAS CHANGED! <text:s text:c="3"/></text:span><text:s/>@</text:h>
      <text:p text:style-name="P15">/Users/macbook/.ssh/</text:p>
      <text:p text:style-name="P18"><text:span text:style-name="T31">cat </text:span><text:span text:style-name="T32">known_hosts</text:span></text:p>
      <text:p text:style-name="P16">rm known_hosts</text:p>
      <text:p text:style-name="P14"><text:span text:style-name="T35">nano known_hosts</text:span></text:p>
      <text:p text:style-name="P17"><text:soft-page-break/>ssh -i "data_enginering_machine.pem" ubuntu@34.255.44.6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Mono" svg:font-family="AndaleMono"/>
    <style:font-face style:name="AndaleMono1" svg:font-family="AndaleMono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6:37:18.693273161</meta:creation-date>
    <dc:date>2023-06-02T09:29:19.370139272</dc:date>
    <meta:editing-duration>PT6H49M36S</meta:editing-duration>
    <meta:editing-cycles>5</meta:editing-cycles>
    <meta:generator>LibreOffice/7.4.3.2$MacOSX_X86_64 LibreOffice_project/1048a8393ae2eeec98dff31b5c133c5f1d08b890</meta:generator>
    <meta:document-statistic meta:table-count="0" meta:image-count="0" meta:object-count="0" meta:page-count="2" meta:paragraph-count="27" meta:word-count="101" meta:character-count="790" meta:non-whitespace-character-count="702"/>
  </office:meta>
</office:document-meta>
</file>